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5-03T17:53:02.44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&lt;-82861490&gt;,"y"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859,99,&lt;61,0&gt;,&lt;61,99&gt;): FALSE "inferred types"test fails for arguments: {&lt;"00r3",-204906511r100756322,-1607941131,"",1123317052&gt;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imports/ImportTests1.rsc|(195,73,&lt;10,0&gt;,&lt;13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034 tests executed; 36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TryCatchTests.rsc|: Inconsistent stackAtEntry for |std:///lang/rascal/tests/functionality/TryCatchTests.rsc|(3935,70,&lt;204,0&gt;,&lt;208,1&gt;), from block 4 to 1: 1 versus -1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8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5-05T13:21:49.934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326 tests executed; 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1023"/>
        </table:table-row>
        <table:table-row table:style-name="ro1" table:number-rows-repeated="81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6:21:04.2033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5-05T21:14:04.391146000</dc:date>
    <meta:editing-duration>P47DT16H33M17S</meta:editing-duration>
    <meta:editing-cycles>184</meta:editing-cycles>
    <meta:generator>LibreOffice/4.4.1.2$MacOSX_X86_64 LibreOffice_project/45e2de17089c24a1fa810c8f975a7171ba4cd432</meta:generator>
    <meta:document-statistic meta:table-count="4" meta:cell-count="371" meta:object-count="0"/>
  </office:meta>
</office:document-meta>
</file>